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bold" style:font-size-asian="10pt" style:font-style-asian="normal" style:font-weight-asian="bold" style:font-name-complex="Calibri Light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CORREDOR</text:p>
          </table:table-cell>
          <table:table-cell table:style-name="ce1" office:value-type="string" calcext:value-type="string">
            <text:p>ESTACION_PLATAFORMA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versidades D5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versidades D4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versidades D3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versidades D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versidades D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versidades A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versidades A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versidades C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versidades C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versidades C3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versidades C4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versidades B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versidades B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valle A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valle B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Buitrera A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Buitrera B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Melendez A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Melendez B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Melendez C5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Melendez C4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Melendez C3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Melendez C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Melendez C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Capri A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Capri A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Capri B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Capri B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Caldas A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Caldas B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Refugio A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Refugio B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Pampalinda A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Pampalinda B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Plaza de Toros A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Plaza de Toros B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dad Deportiva A3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dad Deportiva A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dad Deportiva A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dad Deportiva B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dad Deportiva B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Unidad Deportiva B3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.Canaveralejo A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.Canaveralejo A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.Canaveralejo A3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.Canaveralejo A4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.Canaveralejo A5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.Canaveralejo A6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.Canaveralejo A7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.Canaveralejo A8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.Canaveralejo A1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.Canaveralejo A1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.Canaveralejo A10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.Canaveralejo A9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.Canaveralejo B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.Canaveralejo B6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.Canaveralejo B5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.Canaveralejo B4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.Canaveralejo B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.Canaveralejo B3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Lido A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Lido A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Lido B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Lido B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equendama A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equendama A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equendama B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Tequendama B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Estadio A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Estadio A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Estadio B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Estadio B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Manzana del Saber A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Manzana del Saber A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Manzana del Saber B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Manzana del Saber B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Santa Librada A2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Santa Librada A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Santa Librada B1</text:p>
          </table:table-cell>
        </table:table-row>
        <table:table-row table:style-name="ro1">
          <table:table-cell office:value-type="string" calcext:value-type="string">
            <text:p>CALLE 5</text:p>
          </table:table-cell>
          <table:table-cell office:value-type="string" calcext:value-type="string">
            <text:p>Santa Librada B2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San Bosco A2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San Bosco A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San Bosco B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San Bosco B2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San Pascual A3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San Pascual A2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San Pascual A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San Pascual B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San Pascual B2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San Pascual B3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Belalcazar A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Belalcazar B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Floresta A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Floresta B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Atanasio Girardot A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Atanasio Girardot B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Chapinero A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Chapinero B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Villacolombia A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Villacolombia B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rebol A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rebol B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7 de Agosto A2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7 de Agosto A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7 de Agosto B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7 de Agosto B2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A4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A3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A2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A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B3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B2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B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C5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C4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C3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C2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C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D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D2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D3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D4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D5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E1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E2</text:p>
          </table:table-cell>
        </table:table-row>
        <table:table-row table:style-name="ro1">
          <table:table-cell office:value-type="string" calcext:value-type="string">
            <text:p>KRA 15</text:p>
          </table:table-cell>
          <table:table-cell office:value-type="string" calcext:value-type="string">
            <text:p>Terminal Andres Sanin E3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Cien Palos A1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Cien Palos B1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Primitivo A1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Primitivo B1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Santa Monica A1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Santa Monica B1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Villa Nueva A1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Villa Nueva B1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Conquistadores A1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Conquistadores B1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Terminal Calipso A6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Terminal Calipso A5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Terminal Calipso A4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Terminal Calipso A3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Terminal Calipso A2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Terminal Calipso A1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Terminal Calipso B1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Terminal Calipso B2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Terminal Calipso B3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Terminal Calipso B4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Terminal Calipso B5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Terminal Calipso B6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Troncal Unida A1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Troncal Unida B1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Amanecer A1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Amanecer B1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Nuevo Latir A1</text:p>
          </table:table-cell>
        </table:table-row>
        <table:table-row table:style-name="ro1">
          <table:table-cell office:value-type="string" calcext:value-type="string">
            <text:p>AGUABLANCA</text:p>
          </table:table-cell>
          <table:table-cell office:value-type="string" calcext:value-type="string">
            <text:p>Nuevo Latir B1</text:p>
          </table:table-cell>
        </table:table-row>
        <table:table-row table:style-name="ro1">
          <table:table-cell office:value-type="string" calcext:value-type="string">
            <text:p>CALLE 13</text:p>
          </table:table-cell>
          <table:table-cell office:value-type="string" calcext:value-type="string">
            <text:p>La Ermita A1</text:p>
          </table:table-cell>
        </table:table-row>
        <table:table-row table:style-name="ro1">
          <table:table-cell office:value-type="string" calcext:value-type="string">
            <text:p>CALLE 13</text:p>
          </table:table-cell>
          <table:table-cell office:value-type="string" calcext:value-type="string">
            <text:p>La Ermita A2</text:p>
          </table:table-cell>
        </table:table-row>
        <table:table-row table:style-name="ro1">
          <table:table-cell office:value-type="string" calcext:value-type="string">
            <text:p>CALLE 13</text:p>
          </table:table-cell>
          <table:table-cell office:value-type="string" calcext:value-type="string">
            <text:p>Plaza de Cayzedo A1</text:p>
          </table:table-cell>
        </table:table-row>
        <table:table-row table:style-name="ro1">
          <table:table-cell office:value-type="string" calcext:value-type="string">
            <text:p>CALLE 13</text:p>
          </table:table-cell>
          <table:table-cell office:value-type="string" calcext:value-type="string">
            <text:p>Centro A1</text:p>
          </table:table-cell>
        </table:table-row>
        <table:table-row table:style-name="ro1">
          <table:table-cell office:value-type="string" calcext:value-type="string">
            <text:p>CALLE 13</text:p>
          </table:table-cell>
          <table:table-cell office:value-type="string" calcext:value-type="string">
            <text:p>Centro A2</text:p>
          </table:table-cell>
        </table:table-row>
        <table:table-row table:style-name="ro1">
          <table:table-cell office:value-type="string" calcext:value-type="string">
            <text:p>CALLE 13</text:p>
          </table:table-cell>
          <table:table-cell office:value-type="string" calcext:value-type="string">
            <text:p>Santa Rosa A1</text:p>
          </table:table-cell>
        </table:table-row>
        <table:table-row table:style-name="ro1">
          <table:table-cell office:value-type="string" calcext:value-type="string">
            <text:p>CALLE 13</text:p>
          </table:table-cell>
          <table:table-cell office:value-type="string" calcext:value-type="string">
            <text:p>Fray Damian A1</text:p>
          </table:table-cell>
        </table:table-row>
        <table:table-row table:style-name="ro1">
          <table:table-cell office:value-type="string" calcext:value-type="string">
            <text:p>CALLE 13</text:p>
          </table:table-cell>
          <table:table-cell office:value-type="string" calcext:value-type="string">
            <text:p>Fray Damian A2</text:p>
          </table:table-cell>
        </table:table-row>
        <table:table-row table:style-name="ro1">
          <table:table-cell office:value-type="string" calcext:value-type="string">
            <text:p>CALLE 13</text:p>
          </table:table-cell>
          <table:table-cell office:value-type="string" calcext:value-type="string">
            <text:p>Fray Damian A3</text:p>
          </table:table-cell>
        </table:table-row>
        <table:table-row table:style-name="ro1">
          <table:table-cell office:value-type="string" calcext:value-type="string">
            <text:p>CALLE 15</text:p>
          </table:table-cell>
          <table:table-cell office:value-type="string" calcext:value-type="string">
            <text:p>Sucre B3</text:p>
          </table:table-cell>
        </table:table-row>
        <table:table-row table:style-name="ro1">
          <table:table-cell office:value-type="string" calcext:value-type="string">
            <text:p>CALLE 15</text:p>
          </table:table-cell>
          <table:table-cell office:value-type="string" calcext:value-type="string">
            <text:p>Sucre B2</text:p>
          </table:table-cell>
        </table:table-row>
        <table:table-row table:style-name="ro1">
          <table:table-cell office:value-type="string" calcext:value-type="string">
            <text:p>CALLE 15</text:p>
          </table:table-cell>
          <table:table-cell office:value-type="string" calcext:value-type="string">
            <text:p>Sucre B1</text:p>
          </table:table-cell>
        </table:table-row>
        <table:table-row table:style-name="ro1">
          <table:table-cell office:value-type="string" calcext:value-type="string">
            <text:p>CALLE 15</text:p>
          </table:table-cell>
          <table:table-cell office:value-type="string" calcext:value-type="string">
            <text:p>Petecuy B3</text:p>
          </table:table-cell>
        </table:table-row>
        <table:table-row table:style-name="ro1">
          <table:table-cell office:value-type="string" calcext:value-type="string">
            <text:p>CALLE 15</text:p>
          </table:table-cell>
          <table:table-cell office:value-type="string" calcext:value-type="string">
            <text:p>Petecuy B2</text:p>
          </table:table-cell>
        </table:table-row>
        <table:table-row table:style-name="ro1">
          <table:table-cell office:value-type="string" calcext:value-type="string">
            <text:p>CALLE 15</text:p>
          </table:table-cell>
          <table:table-cell office:value-type="string" calcext:value-type="string">
            <text:p>Petecuy B1</text:p>
          </table:table-cell>
        </table:table-row>
        <table:table-row table:style-name="ro1">
          <table:table-cell office:value-type="string" calcext:value-type="string">
            <text:p>CALLE 15</text:p>
          </table:table-cell>
          <table:table-cell office:value-type="string" calcext:value-type="string">
            <text:p>San Pedro B3</text:p>
          </table:table-cell>
        </table:table-row>
        <table:table-row table:style-name="ro1">
          <table:table-cell office:value-type="string" calcext:value-type="string">
            <text:p>CALLE 15</text:p>
          </table:table-cell>
          <table:table-cell office:value-type="string" calcext:value-type="string">
            <text:p>San Pedro B2</text:p>
          </table:table-cell>
        </table:table-row>
        <table:table-row table:style-name="ro1">
          <table:table-cell office:value-type="string" calcext:value-type="string">
            <text:p>CALLE 15</text:p>
          </table:table-cell>
          <table:table-cell office:value-type="string" calcext:value-type="string">
            <text:p>San Pedro B1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Rio Cali A1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San Nicolas B1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Piloto B1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Fatima A1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Fatima B1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Manzanares A1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Manzanares B1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Popular A2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Popular A1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Popular B1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Popular B2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Salomia A1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Salomia B1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Flora Industrial A1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Flora Industrial B1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Chiminangos A2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Chiminangos A1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Chiminangos B1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Chiminangos B2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T. Paso del Comercio C7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T. Paso del Comercio C6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T. Paso del Comercio C5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T. Paso del Comercio C4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T. Paso del Comercio C3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T. Paso del Comercio C2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T. Paso del Comercio C1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T. Paso del Comercio A6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T. Paso del Comercio A5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T. Paso del Comercio A4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T. Paso del Comercio A3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T. Paso del Comercio A2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T. Paso del Comercio A1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T. Paso del Comercio B1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T. Paso del Comercio B2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T. Paso del Comercio B3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T. Paso del Comercio B4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T. Paso del Comercio B5</text:p>
          </table:table-cell>
        </table:table-row>
        <table:table-row table:style-name="ro1">
          <table:table-cell office:value-type="string" calcext:value-type="string">
            <text:p>KRA 1</text:p>
          </table:table-cell>
          <table:table-cell office:value-type="string" calcext:value-type="string">
            <text:p>T. Paso del Comercio B6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Torre de Cali A2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Torre de Cali A1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Torre de Cali B1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Torre de Cali B2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Versalles A1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Versalles B1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Las Americas A1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Las Americas B1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Prados del Norte A1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Prados del Norte B1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Vipasa A1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Vipasa B1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Alamos A1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Alamos B1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Terminal Menga A7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Terminal Menga A6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Terminal Menga A5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Terminal Menga A4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Terminal Menga A3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Terminal Menga A2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Terminal Menga A1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Terminal Menga B4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Terminal Menga B3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Terminal Menga B2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Terminal Menga B1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Terminal Menga C1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Terminal Menga C2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Terminal Menga C3</text:p>
          </table:table-cell>
        </table:table-row>
        <table:table-row table:style-name="ro1">
          <table:table-cell office:value-type="string" calcext:value-type="string">
            <text:p>AV 3N</text:p>
          </table:table-cell>
          <table:table-cell office:value-type="string" calcext:value-type="string">
            <text:p>Terminal Menga C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day number:style="long"/>
      <number:text>-</number:text>
      <number:month number:textual="true"/>
      <number:text>-</number:text>
      <number:year/>
    </number:date-style>
    <number:date-style style:name="N128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text> </number:text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">
      <number:number number:decimal-places="0" number:min-decimal-places="0" number:min-integer-digits="0"/>
      <number:text>veh/h</number:text>
    </number:number-style>
    <number:number-style style:name="N15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08:58:28.3289487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08:26:16.935907688</meta:creation-date>
    <dc:date>2022-03-08T08:58:44.720929288</dc:date>
    <meta:editing-duration>PT1M19S</meta:editing-duration>
    <meta:editing-cycles>2</meta:editing-cycles>
    <meta:generator>LibreOffice/7.2.5.2.0$Linux_X86_64 LibreOffice_project/20$Build-2</meta:generator>
    <meta:document-statistic meta:table-count="1" meta:cell-count="480" meta:object-count="0"/>
  </office:meta>
</office:document-meta>
</file>